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268.82mm" svg:height="156.39mm" svg:x="249.2mm" svg:y="13.56mm">
            <loext:p draw:notify-on-update-of-ranges="Sheet1.A2:Sheet1.A15 Sheet1.B2:Sheet1.B15 Sheet1.C2:Sheet1.C15 Sheet1.D2:Sheet1.D15 Sheet1.E2:Sheet1.E15 Sheet1.F2:Sheet1.F15 Sheet1.G2:Sheet1.G15 Sheet1.H2:Sheet1.H15 Sheet1.I2:Sheet1.I15 Sheet1.J2:Sheet1.J15 Sheet1.K2:Sheet1.K1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firstIt</text:p>
          </table:table-cell>
          <table:table-cell office:value-type="string" calcext:value-type="string">
            <text:p>secIt</text:p>
          </table:table-cell>
          <table:table-cell office:value-type="string" calcext:value-type="string">
            <text:p>thrIt,,,</text:p>
          </table:table-cell>
          <table:table-cell office:value-type="string" calcext:value-type="string">
            <text:p><text:s/>nIt</text:p>
          </table:table-cell>
          <table:table-cell table:number-columns-repeated="6"/>
        </table:table-row>
        <table:table-row table:style-name="ro1">
          <table:table-cell office:value-type="float" office:value="0.5" calcext:value-type="float">
            <text:p>0,5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float" office:value="0.122417438109627" calcext:value-type="float">
            <text:p>0,1224174381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.45969769413186" calcext:value-type="float">
            <text:p>0,4596976941</text:p>
          </table:table-cell>
          <table:table-cell table:number-columns-repeated="8" office:value-type="float" office:value="0.249329947929886" calcext:value-type="float">
            <text:p>0,2493299479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0.929262798332297" calcext:value-type="float">
            <text:p>0,9292627983</text:p>
          </table:table-cell>
          <table:table-cell office:value-type="float" office:value="0.43051530503027" calcext:value-type="float">
            <text:p>0,430515305</text:p>
          </table:table-cell>
          <table:table-cell table:number-columns-repeated="7" office:value-type="float" office:value="0.380087470016353" calcext:value-type="float">
            <text:p>0,380087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.41614683654714" calcext:value-type="float">
            <text:p>1,4161468365</text:p>
          </table:table-cell>
          <table:table-cell office:value-type="float" office:value="0.734173766427881" calcext:value-type="float">
            <text:p>0,7341737664</text:p>
          </table:table-cell>
          <table:table-cell office:value-type="float" office:value="0.526108446341774" calcext:value-type="float">
            <text:p>0,5261084463</text:p>
          </table:table-cell>
          <table:table-cell table:number-columns-repeated="6" office:value-type="float" office:value="0.514020250360679" calcext:value-type="float">
            <text:p>0,5140202504</text:p>
          </table:table-cell>
        </table:table-row>
        <table:table-row table:style-name="ro1">
          <table:table-cell office:value-type="float" office:value="2.5" calcext:value-type="float">
            <text:p>2,5</text:p>
          </table:table-cell>
          <table:table-cell office:value-type="float" office:value="1" calcext:value-type="float">
            <text:p>1</text:p>
          </table:table-cell>
          <table:table-cell office:value-type="float" office:value="1.80114361554693" calcext:value-type="float">
            <text:p>1,8011436155</text:p>
          </table:table-cell>
          <table:table-cell office:value-type="float" office:value="1.20267147144298" calcext:value-type="float">
            <text:p>1,2026714714</text:p>
          </table:table-cell>
          <table:table-cell office:value-type="float" office:value="0.724432659945738" calcext:value-type="float">
            <text:p>0,7244326599</text:p>
          </table:table-cell>
          <table:table-cell office:value-type="float" office:value="0.653339965876724" calcext:value-type="float">
            <text:p>0,6533399659</text:p>
          </table:table-cell>
          <table:table-cell table:number-columns-repeated="5" office:value-type="float" office:value="0.650442270942229" calcext:value-type="float">
            <text:p>0,65044227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1.98999249660045" calcext:value-type="float">
            <text:p>1,9899924966</text:p>
          </table:table-cell>
          <table:table-cell office:value-type="float" office:value="1.81359248652561" calcext:value-type="float">
            <text:p>1,8135924865</text:p>
          </table:table-cell>
          <table:table-cell office:value-type="float" office:value="1.03880830882008" calcext:value-type="float">
            <text:p>1,0388083088</text:p>
          </table:table-cell>
          <table:table-cell office:value-type="float" office:value="0.811477137723882" calcext:value-type="float">
            <text:p>0,8114771377</text:p>
          </table:table-cell>
          <table:table-cell office:value-type="float" office:value="0.78934937806307" calcext:value-type="float">
            <text:p>0,7893493781</text:p>
          </table:table-cell>
          <table:table-cell table:number-columns-repeated="4" office:value-type="float" office:value="0.78865476358573" calcext:value-type="float">
            <text:p>0,7886547636</text:p>
          </table:table-cell>
        </table:table-row>
        <table:table-row table:style-name="ro1">
          <table:table-cell office:value-type="float" office:value="3.5" calcext:value-type="float">
            <text:p>3,5</text:p>
          </table:table-cell>
          <table:table-cell office:value-type="float" office:value="1" calcext:value-type="float">
            <text:p>1</text:p>
          </table:table-cell>
          <table:table-cell office:value-type="float" office:value="1.9364566872908" calcext:value-type="float">
            <text:p>1,9364566873</text:p>
          </table:table-cell>
          <table:table-cell office:value-type="float" office:value="2.46263152882523" calcext:value-type="float">
            <text:p>2,4626315288</text:p>
          </table:table-cell>
          <table:table-cell office:value-type="float" office:value="1.53871083823662" calcext:value-type="float">
            <text:p>1,5387108382</text:p>
          </table:table-cell>
          <table:table-cell office:value-type="float" office:value="1.02507412840011" calcext:value-type="float">
            <text:p>1,0250741284</text:p>
          </table:table-cell>
          <table:table-cell office:value-type="float" office:value="0.934639766738382" calcext:value-type="float">
            <text:p>0,9346397667</text:p>
          </table:table-cell>
          <table:table-cell office:value-type="float" office:value="0.928116297086536" calcext:value-type="float">
            <text:p>0,9281162971</text:p>
          </table:table-cell>
          <table:table-cell table:number-columns-repeated="3" office:value-type="float" office:value="0.927949789126575" calcext:value-type="float">
            <text:p>0,927949789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.65364362086361" calcext:value-type="float">
            <text:p>1,6536436209</text:p>
          </table:table-cell>
          <table:table-cell office:value-type="float" office:value="2.97804798765249" calcext:value-type="float">
            <text:p>2,9780479877</text:p>
          </table:table-cell>
          <table:table-cell office:value-type="float" office:value="2.25732962049879" calcext:value-type="float">
            <text:p>2,2573296205</text:p>
          </table:table-cell>
          <table:table-cell office:value-type="float" office:value="1.36166796483994" calcext:value-type="float">
            <text:p>1,3616679648</text:p>
          </table:table-cell>
          <table:table-cell office:value-type="float" office:value="1.10194320879059" calcext:value-type="float">
            <text:p>1,1019432088</text:p>
          </table:table-cell>
          <table:table-cell office:value-type="float" office:value="1.06950978557497" calcext:value-type="float">
            <text:p>1,0695097856</text:p>
          </table:table-cell>
          <table:table-cell office:value-type="float" office:value="1.06765377763511" calcext:value-type="float">
            <text:p>1,0676537776</text:p>
          </table:table-cell>
          <table:table-cell table:number-columns-repeated="2" office:value-type="float" office:value="1.06761386355092" calcext:value-type="float">
            <text:p>1,0676138636</text:p>
          </table:table-cell>
        </table:table-row>
        <table:table-row table:style-name="ro1">
          <table:table-cell office:value-type="float" office:value="4.5" calcext:value-type="float">
            <text:p>4,5</text:p>
          </table:table-cell>
          <table:table-cell office:value-type="float" office:value="1" calcext:value-type="float">
            <text:p>1</text:p>
          </table:table-cell>
          <table:table-cell office:value-type="float" office:value="1.21079579943078" calcext:value-type="float">
            <text:p>1,2107957994</text:p>
          </table:table-cell>
          <table:table-cell office:value-type="float" office:value="3.16585603476097" calcext:value-type="float">
            <text:p>3,1658560348</text:p>
          </table:table-cell>
          <table:table-cell office:value-type="float" office:value="3.14227362169196" calcext:value-type="float">
            <text:p>3,1422736217</text:p>
          </table:table-cell>
          <table:table-cell office:value-type="float" office:value="1.91111083513105" calcext:value-type="float">
            <text:p>1,9111108351</text:p>
          </table:table-cell>
          <table:table-cell office:value-type="float" office:value="1.3309838273568" calcext:value-type="float">
            <text:p>1,3309838274</text:p>
          </table:table-cell>
          <table:table-cell office:value-type="float" office:value="1.21832194320686" calcext:value-type="float">
            <text:p>1,2183219432</text:p>
          </table:table-cell>
          <table:table-cell office:value-type="float" office:value="1.20745614506436" calcext:value-type="float">
            <text:p>1,2074561451</text:p>
          </table:table-cell>
          <table:table-cell office:value-type="float" office:value="1.20694118045273" calcext:value-type="float">
            <text:p>1,2069411805</text:p>
          </table:table-cell>
          <table:table-cell office:value-type="float" office:value="1.20693161253707" calcext:value-type="float">
            <text:p>1,20693161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0.716337814536774" calcext:value-type="float">
            <text:p>0,7163378145</text:p>
          </table:table-cell>
          <table:table-cell office:value-type="float" office:value="2.87391743252883" calcext:value-type="float">
            <text:p>2,8739174325</text:p>
          </table:table-cell>
          <table:table-cell office:value-type="float" office:value="4.02189767389262" calcext:value-type="float">
            <text:p>4,0218976739</text:p>
          </table:table-cell>
          <table:table-cell office:value-type="float" office:value="2.75101233933944" calcext:value-type="float">
            <text:p>2,7510123393</text:p>
          </table:table-cell>
          <table:table-cell office:value-type="float" office:value="1.69739296295194" calcext:value-type="float">
            <text:p>1,697392963</text:p>
          </table:table-cell>
          <table:table-cell office:value-type="float" office:value="1.39302232474766" calcext:value-type="float">
            <text:p>1,3930223247</text:p>
          </table:table-cell>
          <table:table-cell office:value-type="float" office:value="1.34880057050139" calcext:value-type="float">
            <text:p>1,3488005705</text:p>
          </table:table-cell>
          <table:table-cell office:value-type="float" office:value="1.34533196609584" calcext:value-type="float">
            <text:p>1,3453319661</text:p>
          </table:table-cell>
          <table:table-cell office:value-type="float" office:value="1.34519172923083" calcext:value-type="float">
            <text:p>1,3451917292</text:p>
          </table:table-cell>
        </table:table-row>
        <table:table-row table:style-name="ro1">
          <table:table-cell office:value-type="float" office:value="5.5" calcext:value-type="float">
            <text:p>5,5</text:p>
          </table:table-cell>
          <table:table-cell office:value-type="float" office:value="1" calcext:value-type="float">
            <text:p>1</text:p>
          </table:table-cell>
          <table:table-cell office:value-type="float" office:value="0.29133022570874" calcext:value-type="float">
            <text:p>0,2913302257</text:p>
          </table:table-cell>
          <table:table-cell office:value-type="float" office:value="2.05518103963472" calcext:value-type="float">
            <text:p>2,0551810396</text:p>
          </table:table-cell>
          <table:table-cell office:value-type="float" office:value="4.61085772035351" calcext:value-type="float">
            <text:p>4,6108577204</text:p>
          </table:table-cell>
          <table:table-cell office:value-type="float" office:value="3.88659241414366" calcext:value-type="float">
            <text:p>3,8865924141</text:p>
          </table:table-cell>
          <table:table-cell office:value-type="float" office:value="2.31279599573178" calcext:value-type="float">
            <text:p>2,3127959957</text:p>
          </table:table-cell>
          <table:table-cell office:value-type="float" office:value="1.63867113249847" calcext:value-type="float">
            <text:p>1,6386711325</text:p>
          </table:table-cell>
          <table:table-cell office:value-type="float" office:value="1.49895892129731" calcext:value-type="float">
            <text:p>1,4989589213</text:p>
          </table:table-cell>
          <table:table-cell office:value-type="float" office:value="1.48278539325437" calcext:value-type="float">
            <text:p>1,4827853933</text:p>
          </table:table-cell>
          <table:table-cell office:value-type="float" office:value="1.48171735354782" calcext:value-type="float">
            <text:p>1,481717353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0.0398297133496339" calcext:value-type="float">
            <text:p>0,0398297133</text:p>
          </table:table-cell>
          <table:table-cell office:value-type="float" office:value="0.80822233339668" calcext:value-type="float">
            <text:p>0,8082223334</text:p>
          </table:table-cell>
          <table:table-cell office:value-type="float" office:value="4.56869423293221" calcext:value-type="float">
            <text:p>4,5686942329</text:p>
          </table:table-cell>
          <table:table-cell office:value-type="float" office:value="5.18100269623738" calcext:value-type="float">
            <text:p>5,1810026962</text:p>
          </table:table-cell>
          <table:table-cell office:value-type="float" office:value="3.29873384483631" calcext:value-type="float">
            <text:p>3,2987338448</text:p>
          </table:table-cell>
          <table:table-cell office:value-type="float" office:value="2.04264493624478" calcext:value-type="float">
            <text:p>2,0426449362</text:p>
          </table:table-cell>
          <table:table-cell office:value-type="float" office:value="1.68005235220343" calcext:value-type="float">
            <text:p>1,6800523522</text:p>
          </table:table-cell>
          <table:table-cell office:value-type="float" office:value="1.62164294320717" calcext:value-type="float">
            <text:p>1,6216429432</text:p>
          </table:table-cell>
          <table:table-cell office:value-type="float" office:value="1.61603159283187" calcext:value-type="float">
            <text:p>1,6160315928</text:p>
          </table:table-cell>
        </table:table-row>
        <table:table-row table:style-name="ro1">
          <table:table-cell office:value-type="float" office:value="6.5" calcext:value-type="float">
            <text:p>6,5</text:p>
          </table:table-cell>
          <table:table-cell office:value-type="float" office:value="1" calcext:value-type="float">
            <text:p>1</text:p>
          </table:table-cell>
          <table:table-cell office:value-type="float" office:value="0.0234123742719765" calcext:value-type="float">
            <text:p>0,0234123743</text:p>
          </table:table-cell>
          <table:table-cell office:value-type="float" office:value="0.62194758999147" calcext:value-type="float">
            <text:p>0,62194759</text:p>
          </table:table-cell>
          <table:table-cell office:value-type="float" office:value="3.60681837917481" calcext:value-type="float">
            <text:p>3,6068183792</text:p>
          </table:table-cell>
          <table:table-cell office:value-type="float" office:value="6.30721927809408" calcext:value-type="float">
            <text:p>6,3072192781</text:p>
          </table:table-cell>
          <table:table-cell office:value-type="float" office:value="4.72410121235394" calcext:value-type="float">
            <text:p>4,7241012124</text:p>
          </table:table-cell>
          <table:table-cell office:value-type="float" office:value="2.74237875191915" calcext:value-type="float">
            <text:p>2,7423787519</text:p>
          </table:table-cell>
          <table:table-cell office:value-type="float" office:value="1.94458055470127" calcext:value-type="float">
            <text:p>1,9445805547</text:p>
          </table:table-cell>
          <table:table-cell office:value-type="float" office:value="1.77131785272436" calcext:value-type="float">
            <text:p>1,7713178527</text:p>
          </table:table-cell>
          <table:table-cell office:value-type="float" office:value="1.74853556477109" calcext:value-type="float">
            <text:p>1,748535564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0.246097745656695" calcext:value-type="float">
            <text:p>0,2460977457</text:p>
          </table:table-cell>
          <table:table-cell office:value-type="float" office:value="1.88910870017937" calcext:value-type="float">
            <text:p>1,8891087002</text:p>
          </table:table-cell>
          <table:table-cell office:value-type="float" office:value="1.61790092176634" calcext:value-type="float">
            <text:p>1,6179009218</text:p>
          </table:table-cell>
          <table:table-cell office:value-type="float" office:value="6.75893113766978" calcext:value-type="float">
            <text:p>6,7589311377</text:p>
          </table:table-cell>
          <table:table-cell office:value-type="float" office:value="6.50988695096235" calcext:value-type="float">
            <text:p>6,509886951</text:p>
          </table:table-cell>
          <table:table-cell office:value-type="float" office:value="3.90823209631501" calcext:value-type="float">
            <text:p>3,9082320963</text:p>
          </table:table-cell>
          <table:table-cell office:value-type="float" office:value="2.39551292980538" calcext:value-type="float">
            <text:p>2,3955129298</text:p>
          </table:table-cell>
          <table:table-cell office:value-type="float" office:value="1.95857527184044" calcext:value-type="float">
            <text:p>1,9585752718</text:p>
          </table:table-cell>
          <table:table-cell office:value-type="float" office:value="1.88266666285256" calcext:value-type="float">
            <text:p>1,88266666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6">00/00/0000</text:date>, <text:time style:data-style-name="N2" text:time-value="20:40:14.69032472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6T16:08:31.682764031</meta:creation-date>
    <dc:date>2017-06-26T20:45:35.911048102</dc:date>
    <meta:editing-duration>PT23M24S</meta:editing-duration>
    <meta:editing-cycles>4</meta:editing-cycles>
    <meta:generator>LibreOffice/5.1.6.2$Linux_X86_64 LibreOffice_project/10m0$Build-2</meta:generator>
    <meta:document-statistic meta:table-count="1" meta:cell-count="15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6.883cm" svg:height="15.64cm" xlink:href=".." xlink:type="simple" chart:class="chart:line" chart:style-name="ch1">
        <chart:legend chart:legend-position="end" svg:x="24.878cm" svg:y="5.28cm" style:legend-expansion="high" chart:style-name="ch2"/>
        <chart:plot-area chart:style-name="ch3" table:cell-range-address="Sheet1.A2:Sheet1.K15" chart:data-source-has-labels="both" svg:x="1.465cm" svg:y="0.126cm" svg:width="21.085cm" svg:height="15.163cm">
          <chartooo:coordinate-region svg:x="1.901cm" svg:y="0.325cm" svg:width="20.555cm" svg:height="14.317cm"/>
          <chart:axis chart:dimension="x" chart:name="primary-x" chart:style-name="ch4" chartooo:axis-type="auto">
            <chartooo:date-scale/>
            <chart:categories table:cell-range-address="Sheet1.A2:Sheet1.A15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B2:Sheet1.B15" loext:label-string="1st" chart:class="chart:line">
            <chart:data-point chart:repeated="14"/>
          </chart:series>
          <chart:series chart:style-name="ch7" chart:values-cell-range-address="Sheet1.C2:Sheet1.C15" loext:label-string="2nd" chart:class="chart:line">
            <chart:data-point chart:repeated="14"/>
          </chart:series>
          <chart:series chart:style-name="ch8" chart:values-cell-range-address="Sheet1.D2:Sheet1.D15" loext:label-string="3rd" chart:class="chart:line">
            <chart:data-point chart:repeated="14"/>
          </chart:series>
          <chart:series chart:style-name="ch9" chart:values-cell-range-address="Sheet1.E2:Sheet1.E15" loext:label-string="4th" chart:class="chart:line">
            <chart:data-point chart:repeated="14"/>
          </chart:series>
          <chart:series chart:style-name="ch10" chart:values-cell-range-address="Sheet1.F2:Sheet1.F15" loext:label-string="5th" chart:class="chart:line">
            <chart:data-point chart:repeated="14"/>
          </chart:series>
          <chart:series chart:style-name="ch11" chart:values-cell-range-address="Sheet1.G2:Sheet1.G15" loext:label-string="6th" chart:class="chart:line">
            <chart:data-point chart:repeated="14"/>
          </chart:series>
          <chart:series chart:style-name="ch12" chart:values-cell-range-address="Sheet1.H2:Sheet1.H15" loext:label-string="7th" chart:class="chart:line">
            <chart:data-point chart:repeated="14"/>
          </chart:series>
          <chart:series chart:style-name="ch13" chart:values-cell-range-address="Sheet1.I2:Sheet1.I15" loext:label-string="8th" chart:class="chart:line">
            <chart:data-point chart:repeated="14"/>
          </chart:series>
          <chart:series chart:style-name="ch14" chart:values-cell-range-address="Sheet1.J2:Sheet1.J15" loext:label-string="9th" chart:class="chart:line">
            <chart:data-point chart:repeated="14"/>
          </chart:series>
          <chart:series chart:style-name="ch15" chart:values-cell-range-address="Sheet1.K2:Sheet1.K15" loext:label-string="10th" chart:class="chart:line">
            <chart:data-point chart:repeated="14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0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st</text:p>
              </table:table-cell>
              <table:table-cell office:value-type="string">
                <text:p>2nd</text:p>
              </table:table-cell>
              <table:table-cell office:value-type="string">
                <text:p>3rd</text:p>
              </table:table-cell>
              <table:table-cell office:value-type="string">
                <text:p>4th</text:p>
              </table:table-cell>
              <table:table-cell office:value-type="string">
                <text:p>5th</text:p>
              </table:table-cell>
              <table:table-cell office:value-type="string">
                <text:p>6th</text:p>
              </table:table-cell>
              <table:table-cell office:value-type="string">
                <text:p>7th</text:p>
              </table:table-cell>
              <table:table-cell office:value-type="string">
                <text:p>8th</text:p>
              </table:table-cell>
              <table:table-cell office:value-type="string">
                <text:p>9th</text:p>
              </table:table-cell>
              <table:table-cell office:value-type="string">
                <text:p>10th</text:p>
              </table:table-cell>
            </table:table-row>
          </table:table-header-rows>
          <table:table-rows>
            <table:table-row>
              <table:table-cell office:value-type="float" office:value="0.5">
                <text:p>0.5</text:p>
                <draw:g>
                  <svg:desc>Sheet1.A2:Sheet1.A15</svg:desc>
                </draw:g>
              </table:table-cell>
              <table:table-cell office:value-type="float" office:value="1">
                <text:p>1</text:p>
                <draw:g>
                  <svg:desc>Sheet1.B2:Sheet1.B15</svg:desc>
                </draw:g>
              </table:table-cell>
              <table:table-cell office:value-type="float" office:value="0.122417438109627">
                <text:p>0.122417438109627</text:p>
                <draw:g>
                  <svg:desc>Sheet1.C2:Sheet1.C15</svg:desc>
                </draw:g>
              </table:table-cell>
              <table:table-cell office:value-type="float" office:value="0.122417438109627">
                <text:p>0.122417438109627</text:p>
                <draw:g>
                  <svg:desc>Sheet1.D2:Sheet1.D15</svg:desc>
                </draw:g>
              </table:table-cell>
              <table:table-cell office:value-type="float" office:value="0.122417438109627">
                <text:p>0.122417438109627</text:p>
                <draw:g>
                  <svg:desc>Sheet1.E2:Sheet1.E15</svg:desc>
                </draw:g>
              </table:table-cell>
              <table:table-cell office:value-type="float" office:value="0.122417438109627">
                <text:p>0.122417438109627</text:p>
                <draw:g>
                  <svg:desc>Sheet1.F2:Sheet1.F15</svg:desc>
                </draw:g>
              </table:table-cell>
              <table:table-cell office:value-type="float" office:value="0.122417438109627">
                <text:p>0.122417438109627</text:p>
                <draw:g>
                  <svg:desc>Sheet1.G2:Sheet1.G15</svg:desc>
                </draw:g>
              </table:table-cell>
              <table:table-cell office:value-type="float" office:value="0.122417438109627">
                <text:p>0.122417438109627</text:p>
                <draw:g>
                  <svg:desc>Sheet1.H2:Sheet1.H15</svg:desc>
                </draw:g>
              </table:table-cell>
              <table:table-cell office:value-type="float" office:value="0.122417438109627">
                <text:p>0.122417438109627</text:p>
                <draw:g>
                  <svg:desc>Sheet1.I2:Sheet1.I15</svg:desc>
                </draw:g>
              </table:table-cell>
              <table:table-cell office:value-type="float" office:value="0.122417438109627">
                <text:p>0.122417438109627</text:p>
                <draw:g>
                  <svg:desc>Sheet1.J2:Sheet1.J15</svg:desc>
                </draw:g>
              </table:table-cell>
              <table:table-cell office:value-type="float" office:value="0.122417438109627">
                <text:p>0.122417438109627</text:p>
                <draw:g>
                  <svg:desc>Sheet1.K2:Sheet1.K15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45969769413186">
                <text:p>0.45969769413186</text:p>
              </table:table-cell>
              <table:table-cell office:value-type="float" office:value="0.249329947929886">
                <text:p>0.249329947929886</text:p>
              </table:table-cell>
              <table:table-cell office:value-type="float" office:value="0.249329947929886">
                <text:p>0.249329947929886</text:p>
              </table:table-cell>
              <table:table-cell office:value-type="float" office:value="0.249329947929886">
                <text:p>0.249329947929886</text:p>
              </table:table-cell>
              <table:table-cell office:value-type="float" office:value="0.249329947929886">
                <text:p>0.249329947929886</text:p>
              </table:table-cell>
              <table:table-cell office:value-type="float" office:value="0.249329947929886">
                <text:p>0.249329947929886</text:p>
              </table:table-cell>
              <table:table-cell office:value-type="float" office:value="0.249329947929886">
                <text:p>0.249329947929886</text:p>
              </table:table-cell>
              <table:table-cell office:value-type="float" office:value="0.249329947929886">
                <text:p>0.249329947929886</text:p>
              </table:table-cell>
              <table:table-cell office:value-type="float" office:value="0.249329947929886">
                <text:p>0.249329947929886</text:p>
              </table:table-cell>
            </table:table-row>
            <table:table-row>
              <table:table-cell office:value-type="float" office:value="1.5">
                <text:p>1.5</text:p>
              </table:table-cell>
              <table:table-cell office:value-type="float" office:value="1">
                <text:p>1</text:p>
              </table:table-cell>
              <table:table-cell office:value-type="float" office:value="0.929262798332297">
                <text:p>0.929262798332297</text:p>
              </table:table-cell>
              <table:table-cell office:value-type="float" office:value="0.43051530503027">
                <text:p>0.43051530503027</text:p>
              </table:table-cell>
              <table:table-cell office:value-type="float" office:value="0.380087470016353">
                <text:p>0.380087470016353</text:p>
              </table:table-cell>
              <table:table-cell office:value-type="float" office:value="0.380087470016353">
                <text:p>0.380087470016353</text:p>
              </table:table-cell>
              <table:table-cell office:value-type="float" office:value="0.380087470016353">
                <text:p>0.380087470016353</text:p>
              </table:table-cell>
              <table:table-cell office:value-type="float" office:value="0.380087470016353">
                <text:p>0.380087470016353</text:p>
              </table:table-cell>
              <table:table-cell office:value-type="float" office:value="0.380087470016353">
                <text:p>0.380087470016353</text:p>
              </table:table-cell>
              <table:table-cell office:value-type="float" office:value="0.380087470016353">
                <text:p>0.380087470016353</text:p>
              </table:table-cell>
              <table:table-cell office:value-type="float" office:value="0.380087470016353">
                <text:p>0.380087470016353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.41614683654714">
                <text:p>1.41614683654714</text:p>
              </table:table-cell>
              <table:table-cell office:value-type="float" office:value="0.734173766427881">
                <text:p>0.734173766427881</text:p>
              </table:table-cell>
              <table:table-cell office:value-type="float" office:value="0.526108446341774">
                <text:p>0.526108446341774</text:p>
              </table:table-cell>
              <table:table-cell office:value-type="float" office:value="0.514020250360679">
                <text:p>0.514020250360679</text:p>
              </table:table-cell>
              <table:table-cell office:value-type="float" office:value="0.514020250360679">
                <text:p>0.514020250360679</text:p>
              </table:table-cell>
              <table:table-cell office:value-type="float" office:value="0.514020250360679">
                <text:p>0.514020250360679</text:p>
              </table:table-cell>
              <table:table-cell office:value-type="float" office:value="0.514020250360679">
                <text:p>0.514020250360679</text:p>
              </table:table-cell>
              <table:table-cell office:value-type="float" office:value="0.514020250360679">
                <text:p>0.514020250360679</text:p>
              </table:table-cell>
              <table:table-cell office:value-type="float" office:value="0.514020250360679">
                <text:p>0.514020250360679</text:p>
              </table:table-cell>
            </table:table-row>
            <table:table-row>
              <table:table-cell office:value-type="float" office:value="2.5">
                <text:p>2.5</text:p>
              </table:table-cell>
              <table:table-cell office:value-type="float" office:value="1">
                <text:p>1</text:p>
              </table:table-cell>
              <table:table-cell office:value-type="float" office:value="1.80114361554693">
                <text:p>1.80114361554693</text:p>
              </table:table-cell>
              <table:table-cell office:value-type="float" office:value="1.20267147144298">
                <text:p>1.20267147144298</text:p>
              </table:table-cell>
              <table:table-cell office:value-type="float" office:value="0.724432659945738">
                <text:p>0.724432659945738</text:p>
              </table:table-cell>
              <table:table-cell office:value-type="float" office:value="0.653339965876724">
                <text:p>0.653339965876724</text:p>
              </table:table-cell>
              <table:table-cell office:value-type="float" office:value="0.650442270942229">
                <text:p>0.650442270942229</text:p>
              </table:table-cell>
              <table:table-cell office:value-type="float" office:value="0.650442270942229">
                <text:p>0.650442270942229</text:p>
              </table:table-cell>
              <table:table-cell office:value-type="float" office:value="0.650442270942229">
                <text:p>0.650442270942229</text:p>
              </table:table-cell>
              <table:table-cell office:value-type="float" office:value="0.650442270942229">
                <text:p>0.650442270942229</text:p>
              </table:table-cell>
              <table:table-cell office:value-type="float" office:value="0.650442270942229">
                <text:p>0.6504422709422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1.98999249660045">
                <text:p>1.98999249660045</text:p>
              </table:table-cell>
              <table:table-cell office:value-type="float" office:value="1.81359248652561">
                <text:p>1.81359248652561</text:p>
              </table:table-cell>
              <table:table-cell office:value-type="float" office:value="1.03880830882008">
                <text:p>1.03880830882008</text:p>
              </table:table-cell>
              <table:table-cell office:value-type="float" office:value="0.811477137723882">
                <text:p>0.811477137723882</text:p>
              </table:table-cell>
              <table:table-cell office:value-type="float" office:value="0.78934937806307">
                <text:p>0.78934937806307</text:p>
              </table:table-cell>
              <table:table-cell office:value-type="float" office:value="0.78865476358573">
                <text:p>0.78865476358573</text:p>
              </table:table-cell>
              <table:table-cell office:value-type="float" office:value="0.78865476358573">
                <text:p>0.78865476358573</text:p>
              </table:table-cell>
              <table:table-cell office:value-type="float" office:value="0.78865476358573">
                <text:p>0.78865476358573</text:p>
              </table:table-cell>
              <table:table-cell office:value-type="float" office:value="0.78865476358573">
                <text:p>0.78865476358573</text:p>
              </table:table-cell>
            </table:table-row>
            <table:table-row>
              <table:table-cell office:value-type="float" office:value="3.5">
                <text:p>3.5</text:p>
              </table:table-cell>
              <table:table-cell office:value-type="float" office:value="1">
                <text:p>1</text:p>
              </table:table-cell>
              <table:table-cell office:value-type="float" office:value="1.9364566872908">
                <text:p>1.9364566872908</text:p>
              </table:table-cell>
              <table:table-cell office:value-type="float" office:value="2.46263152882523">
                <text:p>2.46263152882523</text:p>
              </table:table-cell>
              <table:table-cell office:value-type="float" office:value="1.53871083823662">
                <text:p>1.53871083823662</text:p>
              </table:table-cell>
              <table:table-cell office:value-type="float" office:value="1.02507412840011">
                <text:p>1.02507412840011</text:p>
              </table:table-cell>
              <table:table-cell office:value-type="float" office:value="0.934639766738382">
                <text:p>0.934639766738382</text:p>
              </table:table-cell>
              <table:table-cell office:value-type="float" office:value="0.928116297086536">
                <text:p>0.928116297086536</text:p>
              </table:table-cell>
              <table:table-cell office:value-type="float" office:value="0.927949789126575">
                <text:p>0.927949789126575</text:p>
              </table:table-cell>
              <table:table-cell office:value-type="float" office:value="0.927949789126575">
                <text:p>0.927949789126575</text:p>
              </table:table-cell>
              <table:table-cell office:value-type="float" office:value="0.927949789126575">
                <text:p>0.92794978912657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1.65364362086361">
                <text:p>1.65364362086361</text:p>
              </table:table-cell>
              <table:table-cell office:value-type="float" office:value="2.97804798765249">
                <text:p>2.97804798765249</text:p>
              </table:table-cell>
              <table:table-cell office:value-type="float" office:value="2.25732962049879">
                <text:p>2.25732962049879</text:p>
              </table:table-cell>
              <table:table-cell office:value-type="float" office:value="1.36166796483994">
                <text:p>1.36166796483994</text:p>
              </table:table-cell>
              <table:table-cell office:value-type="float" office:value="1.10194320879059">
                <text:p>1.10194320879059</text:p>
              </table:table-cell>
              <table:table-cell office:value-type="float" office:value="1.06950978557497">
                <text:p>1.06950978557497</text:p>
              </table:table-cell>
              <table:table-cell office:value-type="float" office:value="1.06765377763511">
                <text:p>1.06765377763511</text:p>
              </table:table-cell>
              <table:table-cell office:value-type="float" office:value="1.06761386355092">
                <text:p>1.06761386355092</text:p>
              </table:table-cell>
              <table:table-cell office:value-type="float" office:value="1.06761386355092">
                <text:p>1.06761386355092</text:p>
              </table:table-cell>
            </table:table-row>
            <table:table-row>
              <table:table-cell office:value-type="float" office:value="4.5">
                <text:p>4.5</text:p>
              </table:table-cell>
              <table:table-cell office:value-type="float" office:value="1">
                <text:p>1</text:p>
              </table:table-cell>
              <table:table-cell office:value-type="float" office:value="1.21079579943078">
                <text:p>1.21079579943078</text:p>
              </table:table-cell>
              <table:table-cell office:value-type="float" office:value="3.16585603476097">
                <text:p>3.16585603476097</text:p>
              </table:table-cell>
              <table:table-cell office:value-type="float" office:value="3.14227362169196">
                <text:p>3.14227362169196</text:p>
              </table:table-cell>
              <table:table-cell office:value-type="float" office:value="1.91111083513105">
                <text:p>1.91111083513105</text:p>
              </table:table-cell>
              <table:table-cell office:value-type="float" office:value="1.3309838273568">
                <text:p>1.3309838273568</text:p>
              </table:table-cell>
              <table:table-cell office:value-type="float" office:value="1.21832194320686">
                <text:p>1.21832194320686</text:p>
              </table:table-cell>
              <table:table-cell office:value-type="float" office:value="1.20745614506436">
                <text:p>1.20745614506436</text:p>
              </table:table-cell>
              <table:table-cell office:value-type="float" office:value="1.20694118045273">
                <text:p>1.20694118045273</text:p>
              </table:table-cell>
              <table:table-cell office:value-type="float" office:value="1.20693161253707">
                <text:p>1.20693161253707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0.716337814536774">
                <text:p>0.716337814536774</text:p>
              </table:table-cell>
              <table:table-cell office:value-type="float" office:value="2.87391743252883">
                <text:p>2.87391743252883</text:p>
              </table:table-cell>
              <table:table-cell office:value-type="float" office:value="4.02189767389262">
                <text:p>4.02189767389262</text:p>
              </table:table-cell>
              <table:table-cell office:value-type="float" office:value="2.75101233933944">
                <text:p>2.75101233933944</text:p>
              </table:table-cell>
              <table:table-cell office:value-type="float" office:value="1.69739296295194">
                <text:p>1.69739296295194</text:p>
              </table:table-cell>
              <table:table-cell office:value-type="float" office:value="1.39302232474766">
                <text:p>1.39302232474766</text:p>
              </table:table-cell>
              <table:table-cell office:value-type="float" office:value="1.34880057050139">
                <text:p>1.34880057050139</text:p>
              </table:table-cell>
              <table:table-cell office:value-type="float" office:value="1.34533196609584">
                <text:p>1.34533196609584</text:p>
              </table:table-cell>
              <table:table-cell office:value-type="float" office:value="1.34519172923083">
                <text:p>1.34519172923083</text:p>
              </table:table-cell>
            </table:table-row>
            <table:table-row>
              <table:table-cell office:value-type="float" office:value="5.5">
                <text:p>5.5</text:p>
              </table:table-cell>
              <table:table-cell office:value-type="float" office:value="1">
                <text:p>1</text:p>
              </table:table-cell>
              <table:table-cell office:value-type="float" office:value="0.29133022570874">
                <text:p>0.29133022570874</text:p>
              </table:table-cell>
              <table:table-cell office:value-type="float" office:value="2.05518103963472">
                <text:p>2.05518103963472</text:p>
              </table:table-cell>
              <table:table-cell office:value-type="float" office:value="4.61085772035351">
                <text:p>4.61085772035351</text:p>
              </table:table-cell>
              <table:table-cell office:value-type="float" office:value="3.88659241414366">
                <text:p>3.88659241414366</text:p>
              </table:table-cell>
              <table:table-cell office:value-type="float" office:value="2.31279599573178">
                <text:p>2.31279599573178</text:p>
              </table:table-cell>
              <table:table-cell office:value-type="float" office:value="1.63867113249847">
                <text:p>1.63867113249847</text:p>
              </table:table-cell>
              <table:table-cell office:value-type="float" office:value="1.49895892129731">
                <text:p>1.49895892129731</text:p>
              </table:table-cell>
              <table:table-cell office:value-type="float" office:value="1.48278539325437">
                <text:p>1.48278539325437</text:p>
              </table:table-cell>
              <table:table-cell office:value-type="float" office:value="1.48171735354782">
                <text:p>1.4817173535478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0.0398297133496339">
                <text:p>0.0398297133496339</text:p>
              </table:table-cell>
              <table:table-cell office:value-type="float" office:value="0.80822233339668">
                <text:p>0.80822233339668</text:p>
              </table:table-cell>
              <table:table-cell office:value-type="float" office:value="4.56869423293221">
                <text:p>4.56869423293221</text:p>
              </table:table-cell>
              <table:table-cell office:value-type="float" office:value="5.18100269623738">
                <text:p>5.18100269623738</text:p>
              </table:table-cell>
              <table:table-cell office:value-type="float" office:value="3.29873384483631">
                <text:p>3.29873384483631</text:p>
              </table:table-cell>
              <table:table-cell office:value-type="float" office:value="2.04264493624478">
                <text:p>2.04264493624478</text:p>
              </table:table-cell>
              <table:table-cell office:value-type="float" office:value="1.68005235220343">
                <text:p>1.68005235220343</text:p>
              </table:table-cell>
              <table:table-cell office:value-type="float" office:value="1.62164294320717">
                <text:p>1.62164294320717</text:p>
              </table:table-cell>
              <table:table-cell office:value-type="float" office:value="1.61603159283187">
                <text:p>1.61603159283187</text:p>
              </table:table-cell>
            </table:table-row>
            <table:table-row>
              <table:table-cell office:value-type="float" office:value="6.5">
                <text:p>6.5</text:p>
              </table:table-cell>
              <table:table-cell office:value-type="float" office:value="1">
                <text:p>1</text:p>
              </table:table-cell>
              <table:table-cell office:value-type="float" office:value="0.0234123742719765">
                <text:p>0.0234123742719765</text:p>
              </table:table-cell>
              <table:table-cell office:value-type="float" office:value="0.62194758999147">
                <text:p>0.62194758999147</text:p>
              </table:table-cell>
              <table:table-cell office:value-type="float" office:value="3.60681837917481">
                <text:p>3.60681837917481</text:p>
              </table:table-cell>
              <table:table-cell office:value-type="float" office:value="6.30721927809408">
                <text:p>6.30721927809408</text:p>
              </table:table-cell>
              <table:table-cell office:value-type="float" office:value="4.72410121235394">
                <text:p>4.72410121235394</text:p>
              </table:table-cell>
              <table:table-cell office:value-type="float" office:value="2.74237875191915">
                <text:p>2.74237875191915</text:p>
              </table:table-cell>
              <table:table-cell office:value-type="float" office:value="1.94458055470127">
                <text:p>1.94458055470127</text:p>
              </table:table-cell>
              <table:table-cell office:value-type="float" office:value="1.77131785272436">
                <text:p>1.77131785272436</text:p>
              </table:table-cell>
              <table:table-cell office:value-type="float" office:value="1.74853556477109">
                <text:p>1.7485355647710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">
                <text:p>1</text:p>
              </table:table-cell>
              <table:table-cell office:value-type="float" office:value="0.246097745656695">
                <text:p>0.246097745656695</text:p>
              </table:table-cell>
              <table:table-cell office:value-type="float" office:value="1.88910870017937">
                <text:p>1.88910870017937</text:p>
              </table:table-cell>
              <table:table-cell office:value-type="float" office:value="1.61790092176634">
                <text:p>1.61790092176634</text:p>
              </table:table-cell>
              <table:table-cell office:value-type="float" office:value="6.75893113766978">
                <text:p>6.75893113766978</text:p>
              </table:table-cell>
              <table:table-cell office:value-type="float" office:value="6.50988695096235">
                <text:p>6.50988695096235</text:p>
              </table:table-cell>
              <table:table-cell office:value-type="float" office:value="3.90823209631501">
                <text:p>3.90823209631501</text:p>
              </table:table-cell>
              <table:table-cell office:value-type="float" office:value="2.39551292980538">
                <text:p>2.39551292980538</text:p>
              </table:table-cell>
              <table:table-cell office:value-type="float" office:value="1.95857527184044">
                <text:p>1.95857527184044</text:p>
              </table:table-cell>
              <table:table-cell office:value-type="float" office:value="1.88266666285256">
                <text:p>1.882666662852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